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4">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8"/>
    <style:style style:name="P106" style:family="paragraph" style:parent-style-name="Standard" style:list-style-name="L97">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T15" style:family="text">
      <style:text-properties fo:color="#cc3300"/>
    </style:style>
    <style:style style:name="T16"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8.9</text:p>
      <text:list xml:id="list2749686547405597191" text:style-name="L98">
        <text:list-item>
          <text:p text:style-name="P105">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1999340400867084148" text:style-name="L1">
        <text:list-item>
          <text:p text:style-name="P10">fixed a bug that sometimes kept events that contained a single point at the bottom from producing a report.<text:line-break/></text:p>
        </text:list-item>
      </text:list>
      <text:p text:style-name="Standard">version 3.8.7</text:p>
      <text:list xml:id="list4726582370791924912" text:style-name="L2">
        <text:list-item>
          <text:p text:style-name="P11">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5838226104370307848" text:style-name="L3">
        <text:list-item>
          <text:p text:style-name="P12">checks for only a single light-curve in the csv file which was causing a 'list index out of range' error message<text:line-break/></text:p>
        </text:list-item>
      </text:list>
      <text:p text:style-name="Standard">version 3.8.5</text:p>
      <text:list xml:id="list6650352644517049289" text:style-name="L4">
        <text:list-item>
          <text:p text:style-name="P13">changed the way QGridLayout was referenced.<text:line-break/></text:p>
        </text:list-item>
      </text:list>
      <text:p text:style-name="Standard">version 3.8.4</text:p>
      <text:list xml:id="list2503649317053284326" text:style-name="L5">
        <text:list-item>
          <text:p text:style-name="P14">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14"/>
        </text:list-item>
      </text:list>
      <text:p text:style-name="Standard">version 3.8.3</text:p>
      <text:list xml:id="list3890357108377678947" text:style-name="L6">
        <text:list-item>
          <text:p text:style-name="P15">adds display of light-curve name (if available in the csv file) to the curve-to-be-analyzed and the normalization curve next to their selection spinners.<text:line-break/></text:p>
        </text:list-item>
      </text:list>
      <text:p text:style-name="Standard">version 3.8.2</text:p>
      <text:list xml:id="list1455768793765053089" text:style-name="L7">
        <text:list-item>
          <text:p text:style-name="P16">3.7.5 introduced a scrollable GUI for small screens. Unfortunately, that caused resizing problem for all users. The version reverts back to the original GUI design.<text:line-break/></text:p>
        </text:list-item>
        <text:list-item>
          <text:p text:style-name="P16">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422013779421587775" text:style-name="L8">
        <text:list-item>
          <text:p text:style-name="P1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87683570957127759" text:style-name="L9">
        <text:list-item>
          <text:p text:style-name="P18"><text:soft-page-break/>adds a tutorial button to supply a quick-start for new or infrequent users.<text:line-break/></text:p>
        </text:list-item>
      </text:list>
      <text:p text:style-name="Standard">version 3.7.9</text:p>
      <text:list xml:id="list3998266058353756130" text:style-name="L10">
        <text:list-item>
          <text:p text:style-name="P19">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33978240767265976" text:style-name="L11">
        <text:list-item>
          <text:p text:style-name="P20">added visible left, top, and bottom axes to main plot (with ticks to make easier to associate timestamp with point).<text:line-break/></text:p>
        </text:list-item>
      </text:list>
      <text:p text:style-name="Standard">version 3.7.7</text:p>
      <text:list xml:id="list6283363630158634281" text:style-name="L12">
        <text:list-item>
          <text:p text:style-name="P21">if timestamps are available in the csv file, they are used as x axis labels in the main plot.<text:line-break/></text:p>
        </text:list-item>
      </text:list>
      <text:p text:style-name="Standard">version 3.7.6</text:p>
      <text:list xml:id="list3540456427478943009" text:style-name="L13">
        <text:list-item>
          <text:p text:style-name="P22">changed the way QMainWindow and Qapplication were referenced to accommodate the latest Anaconda version, which has reorganized where those modules are stored. </text:p>
          <text:p text:style-name="P22">This was causing a fatal startup error.<text:line-break/> </text:p>
        </text:list-item>
      </text:list>
      <text:p text:style-name="Standard">version 3.7.5</text:p>
      <text:list xml:id="list3778073968811627832" text:style-name="L14">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6960716731544476143" text:style-name="L15">
        <text:list-item>
          <text:p text:style-name="P23">fixed issue with ‘save main plot’ that caused the graphic to sometimes be written to a previous folder rather than the current folder containing the csv file (FYI: it <text:soft-page-break/>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850164210450559189" text:style-name="L16">
        <text:list-item>
          <text:p text:style-name="P24">adds code line needed by any Mac users that are running Big Sur<text:line-break/></text:p>
        </text:list-item>
      </text:list>
      <text:p text:style-name="Standard">version 3.7.2</text:p>
      <text:list xml:id="list4142689885444536371" text:style-name="L17">
        <text:list-item>
          <text:p text:style-name="P25">fixes bug that caused all analysis attempts to 'stall'</text:p>
        </text:list-item>
      </text:list>
      <text:p text:style-name="Standard"/>
      <text:p text:style-name="Standard">version 3.7.1</text:p>
      <text:list xml:id="list490567688778392056" text:style-name="L18">
        <text:list-item>
          <text:p text:style-name="P26">fixed a bug in the r limb angle entry<text:line-break/></text:p>
        </text:list-item>
      </text:list>
      <text:p text:style-name="Standard">version 3.7.0</text:p>
      <text:list xml:id="list4949126892307354811" text:style-name="L19">
        <text:list-item>
          <text:p text:style-name="P27">adds right-click help to ast speed label giving the equation to use if asteroid speed is not available but asteroid diameter and maximum duration are specified<text:line-break/></text:p>
        </text:list-item>
        <text:list-item>
          <text:p text:style-name="P27">adds suggestion to right-click help on penumbral fit checkbox for how to find the penumbral curve csv file that is provided for practice purposes.<text:line-break/></text:p>
        </text:list-item>
      </text:list>
      <text:p text:style-name="Standard">version 3.6.8</text:p>
      <text:list xml:id="list2813123755357872462" text:style-name="L20">
        <text:list-item>
          <text:p text:style-name="P28">adds modeling of off centerline observations to lightcurve calibration curve generation<text:line-break/></text:p>
        </text:list-item>
      </text:list>
      <text:p text:style-name="Standard">version 3.6.7</text:p>
      <text:list xml:id="list7669799113180758838" text:style-name="L21">
        <text:list-item>
          <text:p text:style-name="P29">clarified the location of the Enable Manual Timestamp Entry checkbox in the pop-up message appears when there are no timestamps in the csv file.<text:line-break/></text:p>
        </text:list-item>
      </text:list>
      <text:p text:style-name="Standard">version 3.6.6</text:p>
      <text:list xml:id="list2344786524390836590" text:style-name="L22">
        <text:list-item>
          <text:p text:style-name="P3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791478364405815518" text:style-name="L23">
        <text:list-item>
          <text:p text:style-name="P31">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021935767069648118" text:style-name="L24">
        <text:list-item>
          <text:p text:style-name="P32">version 3.6.2 would open .xlsx Report file on Mac, but not Windows. This version attempts to fix that (Windows needs a different command to open a file).<text:line-break/></text:p>
        </text:list-item>
      </text:list>
      <text:p text:style-name="Standard">version 3.6.2</text:p>
      <text:list xml:id="list3840501027281862213" text:style-name="L25">
        <text:list-item>
          <text:p text:style-name="P33"><text:soft-page-break/>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1207403637452876404" text:style-name="L26">
        <text:list-item>
          <text:p text:style-name="P34">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486796104394520592" text:style-name="L27">
        <text:list-item>
          <text:p text:style-name="P35"><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5"><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soft-pag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6315339157714856474" text:style-name="L28">
        <text:list-item>
          <text:p text:style-name="P36">fixed another bug in penumbral curve fit and removed diagnostic printouts.<text:line-break/></text:p>
        </text:list-item>
      </text:list>
      <text:p text:style-name="Standard">version 3.5.8</text:p>
      <text:list xml:id="list3880927007930641566" text:style-name="L29">
        <text:list-item>
          <text:p text:style-name="P37">fixed a number of bugs in the penumbral curve fit code<text:line-break/></text:p>
        </text:list-item>
      </text:list>
      <text:p text:style-name="Standard">version 3.5.7</text:p>
      <text:list xml:id="list8494399491334570274" text:style-name="L30">
        <text:list-item>
          <text:p text:style-name="P3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989665456478807415" text:style-name="L31">
        <text:list-item>
          <text:p text:style-name="P3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130258744626300921" text:style-name="L32">
        <text:list-item>
          <text:p text:style-name="P4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873526411643956446" text:style-name="L33">
        <text:list-item>
          <text:p text:style-name="P4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342658758770460997" text:style-name="L34">
        <text:list-item>
          <text:p text:style-name="P4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399090084613652231" text:style-name="L35">
        <text:list-item>
          <text:p text:style-name="P4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text:soft-page-break/>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8835075503178246795" text:style-name="L36">
        <text:list-item>
          <text:p text:style-name="P44">Added additional references to the North American Excel Spreadsheet report in the new section of the final report that bangs on about the start-of-exposure timing convention.<text:line-break/></text:p>
        </text:list-item>
      </text:list>
      <text:p text:style-name="Standard">version 3.5.0</text:p>
      <text:list xml:id="list5724375058656908802" text:style-name="L37">
        <text:list-item>
          <text:p text:style-name="P4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5">NEW: when 'trims' have been placed, a 'write csv' process will honor those values and produce a 'trimmed' output file.<text:line-break/></text:p>
        </text:list-item>
        <text:list-item>
          <text:p text:style-name="P45">NEW: when a light curve has been 'normalized', the changed values are written to the data table where, once again, a 'write csv' process will capture the results.<text:line-break/></text:p>
        </text:list-item>
        <text:list-item>
          <text:p text:style-name="P45">Added additional reminders that the start-of-exposure timestamp/timing convention is employed.</text:p>
        </text:list-item>
      </text:list>
      <text:p text:style-name="Standard"/>
      <text:p text:style-name="Standard">version 3.4.9</text:p>
      <text:list xml:id="list2271232398308585701" text:style-name="L38">
        <text:list-item>
          <text:p text:style-name="P46">Added some explanatory language to the “Excel report” section regarding the proper interpretation of the 'false positive probability' number.<text:line-break/></text:p>
        </text:list-item>
      </text:list>
      <text:p text:style-name="Standard">version 3.4.8</text:p>
      <text:list xml:id="list7308326264044049624" text:style-name="L39">
        <text:list-item>
          <text:p text:style-name="P47">This version deals more realistically with high magDrop lightcurves by defining a 'limiting magDrop' as: <text:line-break/><text:line-break/><text:tab/>limMagDrop = 2.5 * log10( B / std(A) ) <text:line-break/><text:line-break/><text:tab/>std(A) is the noise level of A.</text:p>
          <text:p text:style-name="P4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text:soft-page-break/>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323078149337203067" text:style-name="L40">
        <text:list-item>
          <text:p text:style-name="P48">Automatically loads the correct version of Adv2<text:line-break/></text:p>
        </text:list-item>
      </text:list>
      <text:p text:style-name="Standard">version 3.4.6</text:p>
      <text:list xml:id="list6173950000515479009" text:style-name="L41">
        <text:list-item>
          <text:p text:style-name="P49">Adds AAV Version 2 file as a type that can be read (important when Do OCR check is enabled)</text:p>
        </text:list-item>
      </text:list>
      <text:p text:style-name="Standard"/>
      <text:p text:style-name="Standard">version 3.4.5</text:p>
      <text:list xml:id="list3252388723695047567" text:style-name="L42">
        <text:list-item>
          <text:p text:style-name="P50">Fixes block integration which was failing when more than 4 lightcurves were being processed.<text:line-break/></text:p>
        </text:list-item>
        <text:list-item>
          <text:p text:style-name="P50">Made use diff and Do OCR checkboxes sticky.<text:line-break/></text:p>
        </text:list-item>
      </text:list>
      <text:p text:style-name="Standard">version 3.4.4</text:p>
      <text:list xml:id="list4211958885829009215" text:style-name="L43">
        <text:list-item>
          <text:p text:style-name="P5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914476871888167547" text:style-name="L44">
        <text:list-item>
          <text:p text:style-name="P5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soft-page-break/> </text:p>
        </text:list-item>
      </text:list>
      <text:p text:style-name="Standard">version 3.4.2</text:p>
      <text:list xml:id="list1576756200757340980" text:style-name="L45">
        <text:list-item>
          <text:p text:style-name="P5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882688267801594556" text:style-name="L46">
        <text:list-item>
          <text:p text:style-name="P54">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5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5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3175722488062211516" text:style-name="L47">
        <text:list-item>
          <text:p text:style-name="P5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35003190046838419" text:style-name="L48">
        <text:list-item>
          <text:p text:style-name="P56">Automatically installs cv2 if not already present. <text:s/>This package is needed for the new frame view feature.<text:line-break/></text:p>
        </text:list-item>
      </text:list>
      <text:p text:style-name="Standard">version 3.3.8</text:p>
      <text:list xml:id="list2237895086046422785" text:style-name="L49">
        <text:list-item>
          <text:p text:style-name="P57">If the video referenced in the csv file can be found, there is now an automatic display of the D and R frames relevant to calculating correct D and R times so <text:soft-page-break/>that the user can verify that timestamp OCR extracted the correct timestamp values.<text:line-break/></text:p>
        </text:list-item>
      </text:list>
      <text:p text:style-name="Standard">version 3.3.7</text:p>
      <text:list xml:id="list1698361921521365516" text:style-name="L50">
        <text:list-item>
          <text:p text:style-name="P58">A new button (View frame) with an associated spinner for entry of a frame number has been added:</text:p>
          <text:p text:style-name="P5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039204540966428026" text:style-name="L51">
        <text:list-item>
          <text:p text:style-name="P5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5079055280581763028" text:style-name="L52">
        <text:list-item>
          <text:p text:style-name="P60">To shorten the time to find 'solutions', I used the Numba JIT (just-in-time) <text:soft-page-break/>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679721003127274826" text:style-name="L53">
        <text:list-item>
          <text:p text:style-name="P6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3303865762107171071" text:style-name="L54">
        <text:list-item>
          <text:p text:style-name="P6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059390610239907639" text:style-name="L55">
        <text:list-item>
          <text:p text:style-name="P63">Changed main plot so that the scroll wheel only zooms the x axis.</text:p>
        </text:list-item>
        <text:list-item>
          <text:p text:style-name="P63">Changed lightcurve plot so that it conforms properly to 'start-of-exposure'.<text:line-break/></text:p>
        </text:list-item>
      </text:list>
      <text:p text:style-name="Standard">version 3.2.8</text:p>
      <text:list xml:id="list6984307755623108136" text:style-name="L56">
        <text:list-item>
          <text:p text:style-name="P64">Changed font size in help files --- it was fine for Mac but too big for Win10<text:line-break/></text:p>
        </text:list-item>
      </text:list>
      <text:p text:style-name="Standard">version 3.2.7</text:p>
      <text:list xml:id="list6605071984082388866" text:style-name="L57">
        <text:list-item>
          <text:p text:style-name="P6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396191896598581106" text:style-name="L58">
        <text:list-item>
          <text:p text:style-name="P66">This is a 'cosmetic' release --- there should be NO detectable differences from version 3.2.5 in terms of functionality.</text:p>
        </text:list-item>
        <text:list-item>
          <text:p text:style-name="P66">All python files were brought into compliance with PEP 8 coding standards. <text:s/>Only I care about that.</text:p>
        </text:list-item>
        <text:list-item>
          <text:p text:style-name="P6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6">All this 'cosmetic' work is in preparation for working on PyOTE issues again.<text:line-break/> </text:p>
        </text:list-item>
      </text:list>
      <text:p text:style-name="Standard">version 3.2.5</text:p>
      <text:list xml:id="list608954959510319335" text:style-name="L59">
        <text:list-item>
          <text:p text:style-name="P67"><text:soft-page-break/>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357667643354691487" text:style-name="L60">
        <text:list-item>
          <text:p text:style-name="P68">Modified the test for newer version to accommodate the different strings returned by pip 18.1 and pip 19.0+</text:p>
        </text:list-item>
        <text:list-item>
          <text:p text:style-name="P68">Added ability to invoke PyOTE from PyMovie with an externally supplied csv file that is automatically opened.<text:line-break/></text:p>
        </text:list-item>
      </text:list>
      <text:p text:style-name="Standard">version 3.2.3</text:p>
      <text:list xml:id="list3601169142561568081" text:style-name="L61">
        <text:list-item>
          <text:p text:style-name="P6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69">Added support for the PyMovie csv format<text:line-break/></text:p>
        </text:list-item>
      </text:list>
      <text:p text:style-name="Standard">version 3.2.1</text:p>
      <text:list xml:id="list6566113545096943926" text:style-name="L62">
        <text:list-item>
          <text:p text:style-name="P7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472056164375754823" text:style-name="L63">
        <text:list-item>
          <text:p text:style-name="P71">Changed GUI to better align text on min max edit boxes to avoid confusion.<text:line-break/></text:p>
        </text:list-item>
      </text:list>
      <text:p text:style-name="Standard">version 3.1.9</text:p>
      <text:list xml:id="list2335654830073112264" text:style-name="L64">
        <text:list-item>
          <text:p text:style-name="P72">Fixed a bug in the test for a min/max solution search being constrained by a too large min value.<text:line-break/></text:p>
        </text:list-item>
      </text:list>
      <text:p text:style-name="Standard">version 3.1.8</text:p>
      <text:list xml:id="list3114802582235745408" text:style-name="L65">
        <text:list-item>
          <text:p text:style-name="P73">version 3.1.7 was released without an updated version history. <text:s/>Here is what was changed in 3.1.7:<text:line-break/></text:p>
        </text:list-item>
        <text:list-item>
          <text:p text:style-name="P73">Added the ability to write the data table that is displayed in the lower left corner of the GUI out as a csv file. <text:s/>Now, if timestamps and block integration operations are performed on the input file, those results can be preserved in a csv file.<text:line-break/><text:soft-pag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994579258344411758" text:style-name="L66">
        <text:list-item>
          <text:p text:style-name="P74">Values entered in the Manual Timestamp Entry dialog box are now 'sticky', thus making corrections easy to do without requiring re-entry of all data. </text:p>
          <text:p text:style-name="P74"><text:line-break/>Also trapped is the case where a user has entered a custom frame time but failed to click the radio button indicating that it is to be used.<text:line-break/></text:p>
        </text:list-item>
      </text:list>
      <text:p text:style-name="Standard">version 3.1.5:</text:p>
      <text:list xml:id="list3754784660078053488" text:style-name="L67">
        <text:list-item>
          <text:p text:style-name="P7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228040254291486169" text:style-name="L68">
        <text:list-item>
          <text:p text:style-name="P76">Fixed error in new dropped reading detection logic when light curve was processed in field mode.<text:line-break/></text:p>
        </text:list-item>
        <text:list-item>
          <text:p text:style-name="P76">Cleaned up some language in tooltips.<text:line-break/></text:p>
        </text:list-item>
      </text:list>
      <text:p text:style-name="Standard">version 3.1.3:</text:p>
      <text:list xml:id="list8866863833716870580" text:style-name="L69">
        <text:list-item>
          <text:p text:style-name="P7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7">Eliminated the 'entry num' column in the data matrix at the lower left of the GUI. The 'entry num' is unused and a possible source of confusion with the frame or field number for the unwary.<text:line-break/></text:p>
        </text:list-item>
        <text:list-item>
          <text:p text:style-name="P7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text:soft-page-break/>version 3.1.2:</text:p>
      <text:list xml:id="list7414371101168360740" text:style-name="L70">
        <text:list-item>
          <text:p text:style-name="P7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700708520893950667" text:style-name="L71">
        <text:list-item>
          <text:p text:style-name="P7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9">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780896240024485128" text:style-name="L72">
        <text:list-item>
          <text:p text:style-name="P8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819299509151826965" text:style-name="L73">
        <text:list-item>
          <text:p text:style-name="P8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651788871373923537" text:style-name="L74">
        <text:list-item>
          <text:p text:style-name="P82">Restored the vertical splitter between the command/plot area and the table/report area. <text:s/>Somewhere along the line this capability was accidentally <text:soft-page-break/>removed, and the lack of the splitter was not noticed. <text:s/>Now it’s back.<text:line-break/> </text:p>
        </text:list-item>
      </text:list>
      <text:p text:style-name="Standard">version 3.0.0:</text:p>
      <text:list xml:id="list4781715551968179383" text:style-name="L75">
        <text:list-item>
          <text:p text:style-name="P8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743921369552293328" text:style-name="L76">
        <text:list-item>
          <text:p text:style-name="P8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439303221566914927" text:style-name="L77">
        <text:list-item>
          <text:p text:style-name="P85">Disable the Accept integration button when user overrides an automatic block analysis with a manual block selection followed by a click on the Block integrate button.<text:line-break/></text:p>
        </text:list-item>
      </text:list>
      <text:p text:style-name="Standard">version 2.1.4:</text:p>
      <text:list xml:id="list6777214379110848038" text:style-name="L78">
        <text:list-item>
          <text:p text:style-name="P86">Corrected a bug that kept manual selection of block integration from being performed after a refusal to accept the automatic block analysis results.<text:line-break/></text:p>
        </text:list-item>
      </text:list>
      <text:p text:style-name="Standard">version 2.1.3:</text:p>
      <text:list xml:id="list1533576220194538615" text:style-name="L79">
        <text:list-item>
          <text:p text:style-name="P8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9212054756359845620" text:style-name="L80">
        <text:list-item>
          <text:p text:style-name="P8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912667580734652374" text:style-name="L81">
        <text:list-item>
          <text:p text:style-name="P89">Added progress bar tracking of block integration analysis because it can take an extended amount of time to complete the analysis when the light curve has many points.<text:line-break/></text:p>
        </text:list-item>
      </text:list>
      <text:p text:style-name="Standard">version 2.1.0</text:p>
      <text:list xml:id="list1600691606217342231" text:style-name="L82">
        <text:list-item>
          <text:p text:style-name="P9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749988896296147464" text:style-name="L83">
        <text:list-item>
          <text:p text:style-name="P91"><text:soft-page-break/>Made the selection of Tooltip display 'sticky'</text:p>
        </text:list-item>
        <text:list-item>
          <text:p text:style-name="P91">Duration calculation when D and R span midnight now handled correctly</text:p>
        </text:list-item>
      </text:list>
      <text:p text:style-name="Standard"/>
      <text:p text:style-name="Standard">version 2.0.8</text:p>
      <text:list xml:id="list7021708830577758561" text:style-name="L84">
        <text:list-item>
          <text:p text:style-name="P92">toolTips changed to invoke and display in a custom dialog box that can be moved and resized to better accommodate legacy displays</text:p>
        </text:list-item>
        <text:list-item>
          <text:p text:style-name="P92">Calc flash timing calculation fixed to properly deal with the non-integer frame numbers that can result from field processed csv files</text:p>
        </text:list-item>
        <text:list-item>
          <text:p text:style-name="P92">Flash timing has been verified to work with integrated light curves</text:p>
        </text:list-item>
        <text:list-item>
          <text:p text:style-name="P9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706512285852596462" text:style-name="L85">
        <text:list-item>
          <text:p text:style-name="P93">Adds a button to calculate the edge position of an LED timing flash.</text:p>
        </text:list-item>
        <text:list-item>
          <text:p text:style-name="P9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9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93">Adds a checkbox to force manual entry of timestamp info. <text:s/>This is useful when OCR on a VTI timed light curve has catastrophic errors. <text:s/>It is always employed when using LED flash timing.</text:p>
        </text:list-item>
      </text:list>
      <text:list xml:id="list4759455598296030644" text:style-name="L86">
        <text:list-item>
          <text:p text:style-name="P9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1447330389847839287" text:style-name="L87">
        <text:list-item>
          <text:p text:style-name="P9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77730350599507025" text:style-name="L88">
        <text:list-item>
          <text:p text:style-name="P96">files generated by pyote now contain PYOTE in the filename.<text:line-break/></text:p>
        </text:list-item>
        <text:list-item>
          <text:p text:style-name="P9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119702079929502594" text:style-name="L89">
        <text:list-item>
          <text:p text:style-name="P97"><text:soft-page-break/>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859752623805685300" text:style-name="L90">
        <text:list-item>
          <text:p text:style-name="P9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266267153553822250" text:style-name="L91">
        <text:list-item>
          <text:p text:style-name="P9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582176866454951869" text:style-name="L92">
        <text:list-item>
          <text:p text:style-name="P100">improved handling of D and R region selection so that one cannot enter an invalid configuration --- automatic corrections/changes are applied.<text:line-break/></text:p>
        </text:list-item>
        <text:list-item>
          <text:p text:style-name="P10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0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786353460742926318" text:style-name="L93">
        <text:list-item>
          <text:p text:style-name="P101">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496372619234196611" text:style-name="L94">
        <text:list-item>
          <text:p text:style-name="P10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0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text:soft-page-break/></text:p>
      <text:p text:style-name="Standard">Version 1.45</text:p>
      <text:list xml:id="list4092917215608812991" text:style-name="L95">
        <text:list-item>
          <text:p text:style-name="P10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520948975939710046" text:style-name="L96">
        <text:list-item>
          <text:p text:style-name="P10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0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0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92827635126390896" text:style-name="L97">
        <text:list-item>
          <text:p text:style-name="P10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9-30T08:03:42</dc:date>
    <meta:editing-cycles>134</meta:editing-cycles>
    <meta:editing-duration>PT23H22M41S</meta:editing-duration>
    <dc:creator>Robert Anderson</dc:creator>
    <meta:document-statistic meta:table-count="0" meta:image-count="3" meta:object-count="0" meta:page-count="19" meta:paragraph-count="258" meta:word-count="7176" meta:character-count="41892"/>
    <meta:template xlink:type="simple" xlink:actuate="onRequest" xlink:title="" xlink:href="Normal"/>
  </office:meta>
</office:document-meta>
</file>